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P23" style:parent-style-name="Standard" style:family="paragraph">
      <style:paragraph-properties fo:text-align="justify"/>
      <style:text-properties fo:font-style="italic" style:font-style-asian="italic" style:font-style-complex="italic"/>
    </style:style>
    <style:style style:name="P24" style:parent-style-name="Standard" style:family="paragraph">
      <style:paragraph-properties fo:text-align="justify"/>
    </style:style>
    <style:style style:name="T25" style:parent-style-name="Car.predefinitoparagrafo" style:family="text">
      <style:text-properties style:text-position="super 66.6%"/>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Car.predefinitoparagrafo"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Car.predefinitoparagrafo"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Car.predefinitoparagrafo" style:family="text">
      <style:text-properties fo:font-style="italic" style:font-style-asian="italic" style:font-style-complex="italic"/>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list-style-name="LFO2"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LFO3"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list-style-name="LFO4" style:family="paragraph">
      <style:paragraph-properties fo:text-align="justify"/>
    </style:style>
    <style:style style:name="P115" style:parent-style-name="Standard" style:list-style-name="LFO5"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P118" style:parent-style-name="Standard" style:list-style-name="LFO5" style:family="paragraph">
      <style:paragraph-properties fo:text-align="justify"/>
    </style:style>
    <style:style style:name="P119" style:parent-style-name="Standard" style:list-style-name="LFO5" style:family="paragraph">
      <style:paragraph-properties fo:text-align="justify"/>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list-style-name="LFO6"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Car.predefinitoparagrafo" style:family="text">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list-style-name="LFO7" style:family="paragraph">
      <style:paragraph-properties fo:text-align="justify"/>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weight="bold" style:font-weight-asian="bold"/>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Car.predefinitoparagrafo" style:family="text">
      <style:text-properties fo:font-weight="bold" style:font-weight-asian="bold"/>
    </style:style>
    <style:style style:name="P151" style:parent-style-name="Standard" style:family="paragraph">
      <style:paragraph-properties fo:text-align="justify"/>
    </style:style>
    <style:style style:name="T152" style:parent-style-name="Car.predefinitoparagrafo" style:family="text">
      <style:text-properties fo:font-style="italic" style:font-style-asian="italic" style:font-style-complex="italic"/>
    </style:style>
    <style:style style:name="T153" style:parent-style-name="Car.predefinitoparagrafo" style:family="text">
      <style:text-properties fo:font-weight="bold" style:font-weight-asian="bold"/>
    </style:style>
    <style:style style:name="T154" style:parent-style-name="Car.predefinitoparagrafo" style:family="text">
      <style:text-properties fo:font-weight="bold" style:font-weight-asian="bold" fo:font-style="italic" style:font-style-asian="italic" style:font-style-complex="italic"/>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list-style-name="LFO8" style:family="paragraph">
      <style:paragraph-properties fo:text-align="justify"/>
    </style:style>
    <style:style style:name="P159" style:parent-style-name="Standard" style:list-style-name="LFO8" style:family="paragraph">
      <style:paragraph-properties fo:text-align="justify"/>
    </style:style>
    <style:style style:name="T160" style:parent-style-name="Car.predefinitoparagrafo" style:family="text">
      <style:text-properties fo:font-style="italic" style:font-style-asian="italic" style:font-style-complex="italic"/>
    </style:style>
    <style:style style:name="P161" style:parent-style-name="Standard" style:list-style-name="LFO8" style:family="paragraph">
      <style:paragraph-properties fo:text-align="justify"/>
    </style:style>
    <style:style style:name="P162" style:parent-style-name="Standard" style:list-style-name="LFO8"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T172" style:parent-style-name="Car.predefinitoparagrafo" style:family="text">
      <style:text-properties fo:font-style="italic" style:font-style-asian="italic" style:font-style-complex="italic"/>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list-style-name="LFO9" style:family="paragraph">
      <style:paragraph-properties fo:text-align="justify"/>
    </style:style>
    <style:style style:name="P199" style:parent-style-name="Standard" style:list-style-name="LFO9" style:family="paragraph">
      <style:paragraph-properties fo:text-align="justify"/>
    </style:style>
    <style:style style:name="P200" style:parent-style-name="Standard" style:list-style-name="LFO9"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list-style-name="LFO10" style:family="paragraph">
      <style:paragraph-properties fo:text-align="justify"/>
    </style:style>
    <style:style style:name="P214" style:parent-style-name="Standard" style:list-style-name="LFO10" style:family="paragraph">
      <style:paragraph-properties fo:text-align="justify"/>
    </style:style>
    <style:style style:name="P215" style:parent-style-name="Standard" style:list-style-name="LFO10"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list-style-name="LFO11" style:family="paragraph">
      <style:paragraph-properties fo:text-align="justify"/>
    </style:style>
    <style:style style:name="P347" style:parent-style-name="Standard" style:family="paragraph">
      <style:paragraph-properties fo:text-align="justify"/>
    </style:style>
    <style:style style:name="T348" style:parent-style-name="Car.predefinitoparagrafo" style:family="text">
      <style:text-properties fo:font-style="italic" style:font-style-asian="italic" style:font-style-complex="italic"/>
    </style:style>
    <style:style style:name="P349" style:parent-style-name="Standard" style:family="paragraph">
      <style:paragraph-properties fo:text-align="justify"/>
    </style:style>
    <style:style style:name="P350" style:parent-style-name="Standard" style:list-style-name="LFO12" style:family="paragraph">
      <style:paragraph-properties fo:text-align="justify"/>
    </style:style>
    <style:style style:name="P351" style:parent-style-name="Standard" style:family="paragraph">
      <style:paragraph-properties fo:text-align="justify"/>
    </style:style>
    <style:style style:name="T352" style:parent-style-name="Car.predefinitoparagrafo" style:family="text">
      <style:text-properties fo:font-style="italic" style:font-style-asian="italic" style:font-style-complex="italic"/>
    </style:style>
    <style:style style:name="P353" style:parent-style-name="Standard" style:family="paragraph">
      <style:paragraph-properties fo:text-align="justify"/>
    </style:style>
    <style:style style:name="T354" style:parent-style-name="Car.predefinitoparagrafo" style:family="text">
      <style:text-properties fo:font-style="italic" style:font-style-asian="italic" style:font-style-complex="italic"/>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T405" style:parent-style-name="Car.predefinitoparagrafo" style:family="text">
      <style:text-properties fo:font-weight="bold" style:font-weight-asian="bold" style:font-weight-complex="bold" fo:font-style="italic" style:font-style-asian="italic" style:font-style-complex="italic"/>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T461" style:parent-style-name="Car.predefinitoparagrafo" style:family="text">
      <style:text-properties fo:font-style="italic" style:font-style-asian="italic" style:font-style-complex="italic"/>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T467" style:parent-style-name="Car.predefinitoparagrafo" style:family="text">
      <style:text-properties style:text-position="sub 66.6%"/>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list-style-name="LFO13"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list-style-name="LFO14" style:family="paragraph">
      <style:paragraph-properties fo:text-align="justify"/>
    </style:style>
    <style:style style:name="P518" style:parent-style-name="Standard" style:list-style-name="LFO14" style:family="paragraph">
      <style:paragraph-properties fo:text-align="justify"/>
    </style:style>
    <style:style style:name="P519" style:parent-style-name="Standard" style:list-style-name="LFO14"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T697" style:parent-style-name="Car.predefinitoparagrafo" style:family="text">
      <style:text-properties fo:font-weight="bold" style:font-weight-asian="bold" style:font-weight-complex="bold"/>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list-style-name="LFO15" style:family="paragraph">
      <style:paragraph-properties fo:text-align="justify"/>
    </style:style>
    <style:style style:name="P704" style:parent-style-name="Standard" style:list-style-name="LFO15" style:family="paragraph">
      <style:paragraph-properties fo:text-align="justify"/>
    </style:style>
    <style:style style:name="T705" style:parent-style-name="Car.predefinitoparagrafo" style:family="text">
      <style:text-properties fo:font-weight="bold" style:font-weight-asian="bold" style:font-weight-complex="bold"/>
    </style:style>
    <style:style style:name="T706" style:parent-style-name="Car.predefinitoparagrafo" style:family="text">
      <style:text-properties fo:font-weight="bold" style:font-weight-asian="bold" style:font-weight-complex="bold"/>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Standard" style:family="paragraph">
      <style:paragraph-properties fo:text-align="justify"/>
    </style:style>
    <style:style style:name="T712" style:parent-style-name="Car.predefinitoparagrafo" style:family="text">
      <style:text-properties fo:font-style="italic" style:font-style-asian="italic" style:font-style-complex="italic"/>
    </style:style>
    <style:style style:name="T713" style:parent-style-name="Car.predefinitoparagrafo" style:family="text">
      <style:text-properties fo:font-style="italic" style:font-style-asian="italic" style:font-style-complex="italic"/>
    </style:style>
    <style:style style:name="T714" style:parent-style-name="Car.predefinitoparagrafo" style:family="text">
      <style:text-properties fo:font-style="italic" style:font-style-asian="italic" style:font-style-complex="italic"/>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T723" style:parent-style-name="Car.predefinitoparagrafo" style:family="text">
      <style:text-properties fo:font-weight="bold" style:font-weight-asian="bold" style:font-weight-complex="bold"/>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 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 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n ritardo lo fa ritardare ulteriormente.</text:span></text:p>
      <text:p text:style-name="P23"/>
      <text:p text:style-name="P24">Il costo del coordinamento, con n dipendenti, va come n<text:span text:style-name="T25">2</text:span>.</text:p>
      <text:p text:style-name="P26"/>
      <text:p text:style-name="P27">Nel software non ci sono<text:s/><text:span text:style-name="T28">Silver Bullet</text:span>, dice Brooks, ovvero: sì, bravi, create tutte le tecniche che volete, ma la complessità intrinseca del software vi tratterrà comunque nella Tar. Insomma, impegnamoci, ma la complessità intrinseca dello sviluppo del software rimane.</text:p>
      <text:p text:style-name="P29"/>
      <text:p text:style-name="P30">Problema del<text:s/><text:span text:style-name="T31">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2"/>
      <text:p text:style-name="P33">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34">Se però più persone collaborano a un software, come si crea l'integrità concettuale? È difficile.</text:p>
      <text:p text:style-name="P35">In generale, la Cattedrale rappresenta una rigorosa separazione fra lavoro architetturale (accentrato) e implementativo (distribuito).</text:p>
      <text:p text:style-name="P36">La sala operatoria (H. Millis) prevede un “chirurgo” e un “co-pilota” (scelti fra i “10x”), contornati da una<text:s/><text:span text:style-name="T37">equipe</text:span><text:s/>con ruoli precisi, ma tutti<text:s/><text:span text:style-name="T38">giocano</text:span><text:s/>per loro.</text:p>
      <text:p text:style-name="P39">“10x” indica persone con capacità di sviluppo software incredibilmente superiore rispetto ad altre.</text:p>
      <text:p text:style-name="P40"/>
      <text:p text:style-name="P41"/>
      <text:p text:style-name="P42">05/10/21 – 3° lezione</text:p>
      <text:p text:style-name="P43"/>
      <text:p text:style-name="P44">Oggi vedremo il Bazaar, un altro modello (il 2°? Il primo era la cattedrale/surgeon team/integrità concettuale).</text:p>
      <text:p text:style-name="P45">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text:s/><text:soft-page-break/>a dei vantaggi tecnici. Bisognava quindi trovare un'etichetta per questa cosa. Tale etichetta è “<text:span text:style-name="T46">Open Source</text:span>”. E invece no,<text:s/><text:span text:style-name="T47">Software Libero</text:span><text:s/>(per Stallman, Eric Raymond ha coniato “Open Source” per rendere la cosa più appetibile alle masse).</text:p>
      <text:p text:style-name="P48">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49">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50">Quali sono le caratteristiche di un buon progetto Bazaar?</text:p>
      <text:p text:style-name="P51">-Innanzitutto deve esserci un “personal itch”, ovvero un bisogno personale, dello sviluppatore. Bisogna partire da quello che uno sviluppatore vuole.</text:p>
      <text:p text:style-name="P52">-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53">-Ogni volta che faccio qualcosa lo rendo pubblici, e do ascolto ai miei clienti, dato che abbiamo detto essere co-sviluppatori. Infatti, dati abbastanza occhi, tutti i bug vengono a galla. Se c'è abbastanza gente che lo usa (consapevolmente), l'utilizzo migliora.</text:p>
      <text:p text:style-name="P54">L'assunzione insomma è che, se tutti contribuiscono, alla fine il progetto va nella direzione giusta, perché i bisogni di ciascuno vengono risolti. Sono praticamente i Fork.</text:p>
      <text:p text:style-name="P55">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6">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57">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8">-Cattedrale: sappiamo dove andare e le persone ci vengono dietro</text:p>
      <text:p text:style-name="P59">-Bazaar: c'è un'organizzazione che emerge da una mano invisibile</text:p>
      <text:p text:style-name="P60">-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61"/>
      <text:p text:style-name="P62">07/10/2021 – 4° Lezione</text:p>
      <text:p text:style-name="P63"/>
      <text:p text:style-name="P64">Torniamo al Kibbutz. Ma prima, il Bazaar. Il mondo descritto da Brooks era un mondo pre-internet, mentre quello di Raymond ha già Internet (non come quello di oggi, ma tra gli sviluppatori ha una grande diffusione). La cattedrale, nell'articolo di Raymond, è “l'articolo fantoccio”, o<text:s/><text:soft-page-break/>“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 sul Kibbutz.</text:p>
      <text:p text:style-name="P65">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66">(Sono nati poi tool per supportare il software affinché vada in certe direzioni).</text:p>
      <text:p text:style-name="P67">Via di mezzo perché la distribuzione dello sviluppo è quella di Raymond e l'obiettivo comune è come quello della Cattedrale di Brooks.</text:p>
      <text:p text:style-name="P68">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69">Questa storia delle policy può diventare molto dettagliata.</text:p>
      <text:p text:style-name="P70">Alla slide 26, se non ho capito male, C_u è la nostra versione personalizzata di C_d.</text:p>
      <text:p text:style-name="P71">Ogni pacchetto ha marcato quali sono i file di configurazione. Bene, io la cambio. Quando installo una nuova versione di quel pacchetto, il processo di installazione si può accorgere se io avevo cambiato la configurazione oppure no.</text:p>
      <text:p text:style-name="P72">C_d: configurazione di default decisa dallo sviluppatore.</text:p>
      <text:p text:style-name="P73">C_u: configurazione modificata dall'utente.</text:p>
      <text:p text:style-name="P74">C_d': configurazione di default della nuova versione.</text:p>
      <text:p text:style-name="P75">Se tutti e tre sono uguali, non fare nulla, non hai niente da installare.</text:p>
      <text:p text:style-name="P76">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7">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8">Se le due configurazioni di default sono diverse e l'utente aveva modificato la configurazione di default in una personalizzata, si chiede all'utente di fare il merge.</text:p>
      <text:p text:style-name="P79">La policy insomma non è banale, ma neanche complicata. Così come descritta sopra, la policy copre molti casi. E vissero tutti felici e contenti.</text:p>
      <text:p text:style-name="P80"/>
      <text:p text:style-name="P81">Nuova lezione nuova corsa. L'ultimo modello di cui parliamo è quello Agile, “Gruppi di lavoro agile/metodi agile”.</text:p>
      <text:p text:style-name="P82">Negli anni '90 (dominati da “UML”) nascono molti approcci legati soprattutto dal fastidio per l'eccessiva enfasi data alla<text:s/><text:span text:style-name="T83">documentazione formale del processo di sviluppo</text:span>. Nel decennio prima<text:s/><text:soft-page-break/>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4">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5">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no la qualità del prodotto!”</text:p>
      <text:p text:style-name="P86">Tra i primi esempi:</text:p>
      <text:p text:style-name="P87">-eXtreme Programming (XP, molto concentrato sulla produzione di codice)</text:p>
      <text:p text:style-name="P88">-Scrum</text:p>
      <text:p text:style-name="P89">-DSDM, Adaptive Software Development, Crystal, Feature-Driven Development, Pragmatic Programming...</text:p>
      <text:p text:style-name="P90">Nel 2001 tutte queste persone sostenitrici di queste filosofie si ritrovano fisicamente e scrivono il manifesto Agile. Si compone di<text:s/><text:span text:style-name="T91">4 valori<text:s/></text:span>e<text:s/><text:span text:style-name="T92">12 principi</text:span>.</text:p>
      <text:p text:style-name="P93">Principi agile:</text:p>
      <text:list text:style-name="LFO2" text:continue-numbering="true">
        <text:list-item>
          <text:p text:style-name="P94">rilasciare software di valore, fin da subito e in maniera continua.</text:p>
        </text:list-item>
        <text:list-item>
          <text:p text:style-name="P95">Consegniamo frequentemente software funzionante. Magari fa una cosa stupida, ma funziona, così ti faccio vedere che cosa sto facendo.</text:p>
        </text:list-item>
        <text:list-item>
          <text:p text:style-name="P96">Il software funzionante è la principale misura di progresso. Ricorda Brooks, Progress vs Effort. Il progresso è il software che funziona, perché è lui che mi dice quanto mi sto avvicinando all'obiettivo.</text:p>
        </text:list-item>
        <text:list-item>
          <text:p text:style-name="P97">Cambiamenti nei requisiti, anche a stadi avanzati. Cambio, anche in corsa, il lavoro.</text:p>
        </text:list-item>
        <text:list-item>
          <text:p text:style-name="P98">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99">Conversazioni faccia a faccia.</text:p>
        </text:list-item>
      </text:list>
      <text:p text:style-name="P100"/>
      <text:p text:style-name="P101"/>
      <text:p text:style-name="P102">12/10/2021 – 5° Lezione</text:p>
      <text:p text:style-name="P103"/>
      <text:p text:style-name="P104">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5">Individui motivati e ben supportati. Chi non li vuole? Nella prima guerra mondiale c'erano un sacco di soldati italiani che non avevano voglia di fare la guerra. Ecco, gli agili dicono no:<text:s/><text:soft-page-break/>vogliamo solo gente che ha voglia di programmare e che ci crede. Devono esserci motivazioni e supporto.</text:p>
        </text:list-item>
        <text:list-item>
          <text:p text:style-name="P106">Sviluppo sostenibile: essere in grado di mantenere indefinitamente un ritmo costante. Principio tanto importante quanto difficile.</text:p>
        </text:list-item>
        <text:list-item>
          <text:p text:style-name="P107">Eccellenza tecnica. L'orgoglio di fare le cose nel miglior modo possibile.</text:p>
        </text:list-item>
        <text:list-item>
          <text:p text:style-name="P108">Team che si auto-organizzano.</text:p>
        </text:list-item>
        <text:list-item>
          <text:p text:style-name="P109">A intervalli regolari il team riflette su come diventare più efficace. È la cosiddetta “qualità totale”. Questa cosa ormai succede sempre di più in posti diversi.</text:p>
        </text:list-item>
        <text:list-item>
          <text:p text:style-name="P110">La semplicità – l'arte di massimizzare la quantità di lavoro non svolto – è essenziale. Chiaramente funziona se abbiamo un obiettivo da raggiungere. È un principio estetico. Cerca la semplicità perché ci piace di più, è elegante.</text:p>
        </text:list-item>
      </text:list>
      <text:p text:style-name="P11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2"/>
      <text:p text:style-name="P113">Quindi, parliamo di scrum. Ci sono delle cose che Scrum prende e su cui lavora più di altre, perché queste sono cose piuttosto controverse. Dei principi narrati, alcuni sono ovvi, ma altri no. Forse il più importante e controverso di tutti è:</text:p>
      <text:list text:style-name="LFO4" text:continue-numbering="true">
        <text:list-item>
          <text:list>
            <text:list-item>
              <text:list>
                <text:list-item>
                  <text:p text:style-name="P1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5">Rifiuto di azioni e decisioni<text:s/><text:span text:style-name="T116">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7">Design for Change</text:span>. Se infatti io un cambiamento non lo immagino, è difficile che poi riesca a implementarlo.</text:p>
        </text:list-item>
        <text:list-item>
          <text:p text:style-name="P118">Misura e controllo del processo di sviluppo, con pianificazioni con orizzonti temporali e funzionali ridotti.</text:p>
        </text:list-item>
        <text:list-item>
          <text:p text:style-name="P119">Enfasi sul<text:s/><text:span text:style-name="T120">testing</text:span>: non solo come<text:s/><text:span text:style-name="T121">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22">La partecipazione della committenza è la parte più complicata e controversa ad oggi.</text:p>
      <text:list text:style-name="LFO6" text:continue-numbering="true">
        <text:list-item>
          <text:p text:style-name="P123">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adeguatamente progettato, costerà troppo.</text:p>
        </text:list-item>
      </text:list>
      <text:p text:style-name="P124"/>
      <text:soft-page-break/>
      <text:p text:style-name="P125">Sono tornate le User Stories e i Test T-T.</text:p>
      <text:p text:style-name="P126">Invece di requisiti (le richieste del committente, cose nel dominio del problema dell'utente, e raccontato con le parole del problema o utente), si usano le<text:s/><text:span text:style-name="T127">storie d'uso</text:span>, senza casi eccezionali, evidenza delle dipendenze...</text:p>
      <text:p text:style-name="P128">invece di specifiche (traduzione del requisito in termini più tecnici e informatici, con parole che hanno senso nel dominio della soluzione, e formali), si usano casi di test con descrizioni estensive anziché intensive...</text:p>
      <text:p text:style-name="P129">Gli agilisti però si guardano bene dall'usare queste parole, perché si portano dietro un mondo ideologico che loro rifiutano (parlo di requisiti e specifiche eh).</text:p>
      <text:p text:style-name="P130">Quindi, da requisiti a User Stories, e da specifiche a Test Cases. Le reti di petri sono un linguaggio di specifica (?), e tentano di specificare tutti i comportamenti di un dato sistema.</text:p>
      <text:p text:style-name="P131">Una storia d'uso è una roba del tipo (per scrum):</text:p>
      <text:p text:style-name="P132">“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arizzare le user stories se necessario). Ruolo-cosa voglio-perché.</text:p>
      <text:p text:style-name="P133">Classico test di unità: assert_equal(fizzbuzz(1),1).</text:p>
      <text:p text:style-name="P134"/>
      <text:p text:style-name="P135">I team scrum (linee guida su come organizzare piccoli team lasciati all'auto-organizzazione):</text:p>
      <text:list text:style-name="LFO7" text:continue-numbering="true">
        <text:list-item>
          <text:p text:style-name="P136">team piccoli, 7 +-2 membri, tra cui ci devono essere<text:s/><text:span text:style-name="T137">Product Owner</text:span><text:s/>e<text:s/><text:span text:style-name="T138">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text:s/><text:span text:style-name="T139">stabilire le priorità</text:span>,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rez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a<text:s/>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40"/>
      <text:p text:style-name="P141"/>
      <text:p text:style-name="P142">14/10/2021 – 6° Lezione</text:p>
      <text:p text:style-name="P143"/>
      <text:p text:style-name="P144">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text:s/><text:soft-page-break/>comunque è quella di applicare questo approccio in contesti<text:s/>di poche persone. Questo sistema funziona e fallisce in molti casi.</text:p>
      <text:p text:style-name="P145">La prima cosa da notare è che l'idea di Scrum è molto distante da quella di avere un'organizzazione anarchica come il bazaar di Raymond.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6">Alla slide 7 abbiamo pure un template (Elevator Statement) per cercare di descrivere il prodotto.</text:p>
      <text:p text:style-name="P147"/>
      <text:p text:style-name="P148">Vediamo ora le modalità di lavoro, qualche dettaglio. Il lavoro è frazionato in epopee (epic, insieme di user stories), rilasciate con sprint di 1-3 settimane.</text:p>
      <text:p text:style-name="P149">Abbiamo poi anche la Closed Window Rule: durante uno sprint non si possono aggiungere funzionalità (se proprio è necessario, lo sprint ricomincia). Ovvero, non stiamo dicendo di non essere aperti al cambiamento.<text:s/><text:span text:style-name="T150">Lo siamo, ma in modo regolamentato</text:span>.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51">Nelle riunioni di pianificazione i membri stimano la complessità con il<text:s/><text:span text:style-name="T152">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text:s/><text:span text:style-name="T153">un'</text:span><text:span text:style-name="T154">assunzione collettiva di responsabilità</text:span>. Bisogna riuscire ad essere tutti d'accordo. A volte si usano perfino le magliette per fare queste misure (che storia è? Small, medium o large?). [L'unità di misura di questo<text:s/>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text:s/>le Storie, e quindi vanno riscritte.</text:p>
      <text:p text:style-name="P155">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6"/>
      <text:p text:style-name="P157">Vediamo le riunioni:</text:p>
      <text:soft-page-break/>
      <text:list text:style-name="LFO8" text:continue-numbering="true">
        <text:list-item>
          <text:p text:style-name="P158">Daily standup (15 minuti): cosa abbiamo fatto ieri, cosa famo oggi, ci sono impedimenti?</text:p>
        </text:list-item>
        <text:list-item>
          <text:p text:style-name="P159">Planning (1-5 giorni): pianificazione di uno sprint, definizione dello<text:s/><text:span text:style-name="T160">sprint backlog<text:s/></text:span>con la stima per ogni epopea/storia. Va misurata su<text:s/>uno sprint di tre settimane perché tornino i conti.</text:p>
        </text:list-item>
        <text:list-item>
          <text:p text:style-name="P161">Retrospettiva (30 minuti): alla fine di uno sprint, per migliorare. È un momento formale in cui bisogna riflettere su quello che si è fatto, e ciò aiuta a pianificare quanto ci vorrà a completare uno sprint successivo.</text:p>
        </text:list-item>
        <text:list-item>
          <text:p text:style-name="P162">Review (1 ora):<text:s/>Alla fine di uno sprint, presentazione del lavoro agli stakeholder. L'unica misura del progresso è software funzionante, e la review serve per mostrare questi progressi invece.</text:p>
        </text:list-item>
      </text:list>
      <text:p text:style-name="P163"/>
      <text:p text:style-name="P164">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5">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6"/>
      <text:p text:style-name="P167">Occhio comunque che tutti questi non sono algoritmi: non c'è mai una ricetta. Tutti questi problemi legati a come esattamente calcolo le cose ci sono.</text:p>
      <text:p text:style-name="P168">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text:s/>e il codice viene considerato come forma di comunicazione broadcast. Occhio però: non per questo rinuncio all'information hiding (continuo ad avere variabili<text:s/><text:span text:style-name="T169">private</text:span><text:s/>insomma).</text:p>
      <text:p text:style-name="P170"/>
      <text:p text:style-name="P171">Altra cosa,<text:s/><text:span text:style-name="T172">Refactoring</text:span>. Il refactoring è quando cambio il codice ma la funzionalità non cambia. Cambio il codice interno ma non le funzionalità esterne garantite. Quindi l'idea è: non importa quanto brutto sia il codice che scrivi, se alla fine funziona. Prima scrivilo e fallo funzionare, poi se ne hai<text:s/><text:soft-page-break/>bisogno penserai a riscriverlo bene.</text:p>
      <text:p text:style-name="P173"/>
      <text:p text:style-name="P174">Citiamo il mocking, ovvero delle librerie<text:s/>che ci permettono di imitare dei componenti che non ci sono. Tipo: sto facendo Test Driven Development? Bene, ma non ho certe componenti per fare i test. Allora faccio finta di averle, le simulo, e vedo se funziona.</text:p>
      <text:p text:style-name="P175"/>
      <text:p text:style-name="P176">Chiudiamo queste lezioni sull'organizzazione del progetto di un software. Uffa, mi piacevano un sacco.</text:p>
      <text:p text:style-name="P177">Da ora in poi vedremo configuration management, build automation, documentazione guidata allo sviluppo in gruppo.</text:p>
      <text:p text:style-name="P178"/>
      <text:p text:style-name="P179"/>
      <text:p text:style-name="P180">10/10/2021 – 7° Lezione</text:p>
      <text:p text:style-name="P181"/>
      <text:p text:style-name="P182">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83">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4">Top Down: cerchiamo di scomporre il problema in parti più piccole. Sviluppo tutte le parti ma solo con l'integrazione di questi moduli il programma funzione.</text:p>
      <text:p text:style-name="P185">Bottom Up: ipotizziamo il riuso di codice. Ho già dei componenti, e li compongo tra loro per arrivare al problema generale.</text:p>
      <text:p text:style-name="P186">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7">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text:s/><text:soft-page-break/>nel momento in cui integri qualcosa sei cringe se te ne vanti coi tuoi colleghi di lavoro). Tra l'altro, in antitesi alla Continuous Integration c'è il Merge Hell.</text:p>
      <text:p text:style-name="P188"/>
      <text:p text:style-name="P189">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90">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Git, ad esempio, è distribuito.</text:p>
        </text:list-item>
        <text:list-item>
          <text:p text:style-name="P191">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92">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3">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4">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aggiornandola con la versione corrente della macchina centrale.</text:p>
        </text:list-item>
        <text:list-item>
          <text:p text:style-name="P195">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text:s/><text:soft-page-break/>nuova versione proposta della build. Testare in locale è carino, ma non basta. Ci possono sempre essere differenze tra la versione locale e quella remota.</text:p>
        </text:list-item>
        <text:list-item>
          <text:p text:style-name="P196">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7">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8">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9">Tutti possono vedere cosa sta succedendo. Il codice non è privato, tutte le informazioni di processo devono essere trasparenti.</text:p>
        </text:list-item>
        <text:list-item>
          <text:p text:style-name="P200">Automate Deployment. Se la verifica ha successo, se insomma funziona tutto, faccio il deployment, ovvero la metto in produzione così che tutti possano usarla.</text:p>
        </text:list-item>
      </text:list>
      <text:p text:style-name="P201">Normalmente però si parla di CICD (delivery), ma lo vedremo poi.</text:p>
      <text:p text:style-name="P202"/>
      <text:p text:style-name="P203"/>
      <text:p text:style-name="P204">21/10/2021 – 8° Lezione</text:p>
      <text:p text:style-name="P205"><text:s/>Intro Software configuration management.</text:p>
      <text:p text:style-name="P206">Lui gestirà la gestione del codice, delle versioni, degli artifact... abbiamo visto la scorsa volta che bisogna dare un certo peso alle frasi viste l'altra volta.</text:p>
      <text:p text:style-name="P207">Source Code Management (versioning).</text:p>
      <text:p text:style-name="P208">“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9">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10">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fare, e lo ha fatto in pochissimo tempo. Siccome sviluppava sistemi operativi da anni, il suo approccio allo sviluppo di un sistema di versioning è stato molto particolare.</text:p>
      <text:p text:style-name="P211">Quindi, facciamo una panoramica sul Software Configuration Management. Nasce già dagli anni '50, e non nasceva solo per prodotti software, ma anche documentazione, hardware... si voleva documentare l'intero processo e la sua evoluzione. Negli anni '70 c'è la crisi dell'ingegneria del<text:s/><text:soft-page-break/>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212">Tre scenari di esempio:</text:p>
      <text:list text:style-name="LFO10" text:continue-numbering="true">
        <text:list-item>
          <text:p text:style-name="P213">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4">Collaborazione Studente Professore. Qui abbiamo lo stesso progetto a cui più persone lavorano in momenti distinti.</text:p>
        </text:list-item>
        <text:list-item>
          <text:p text:style-name="P215">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6">Detto in parole povere, un SCM (software code management) si occupa...</text:p>
      <text:p text:style-name="P217">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8">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9">Due decisioni importanti:</text:p>
      <text:p text:style-name="P220">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21">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text:s/><text:soft-page-break/>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22">Git è un sistema di versioning di basso livello (permette di fare cose sporche, è un coltellino svizzero con cui fare un po' di tutto).</text:p>
      <text:p text:style-name="P223">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224">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5">Se invece vengono fatte modifiche sullo stesso hunk → devo pensarci. (hunk uguali).</text:p>
      <text:p text:style-name="P226"/>
      <text:p text:style-name="P227">3-way merge (di git): quando, come nel caso di lavoro parallelo sullo stesso artifact, le due revisioni hanno un antenato comune (per esempio la re: LEGGI LA SLIDE 12).</text:p>
      <text:p text:style-name="P228"/>
      <text:p text:style-name="P229">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30">Vedremo, dopo gli Internals, l'Architettura, e comandi per l'History Rewriting. Alcuni workflow, cioè come usare Git (gitflow, garrit (?) e github/lab/bucket), tre modi di operare con git.</text:p>
      <text:p text:style-name="P231"/>
      <text:p text:style-name="P232"/>
      <text:p text:style-name="P233">26/10/2021 – 9° Lezione</text:p>
      <text:p text:style-name="P234">Quindi, avevamo cominciato a vedere git. Il Professore sta rimuovendo alcuni file inutili.</text:p>
      <text:p text:style-name="P235">Sottodirectory objects, refs e un file HEAD: sono queste le tre cose minimali che servono a git per funzionare correttamente. Uno dei primi comandi è git log. Ci dice cosa è stato committato fino ad ora. Inoltre Git ci dà una marea di aiuti verbosi.</text:p>
      <text:p text:style-name="P236">Git status ci dice qual è la versione corrente del progetto. Ci dice anche se ci sono differenze tra la working directory e la versione corrente. Ma quand'è che sono dentro una repository? Ci sono se io o un mio antenato posseggo/possiede il .git.</text:p>
      <text:p text:style-name="P237">Quando su github creiamo una repository, non ci lavoriamo. Quindi lì non esiste la working directory.</text:p>
      <text:p text:style-name="P238">Working directory → dove sono salvati i file</text:p>
      <text:p text:style-name="P239">Repository → dove faccio il versioning. Dal repository non posso sapere dove è la working directory, ma dalla wd posso sapere dove è la repository.</text:p>
      <text:p text:style-name="P240">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text:s/><text:soft-page-break/>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41">Come ragiona git quando deve salvare un file? Per capirlo decentemente guardiamo un po' di codice. Il codice è scritto in Ruby (slide 14/27) che ci fa vedere cosa succede quando si vuole passare un oggetto nella repository.</text:p>
      <text:p text:style-name="P242">Di fatto con l'hashing dello SHA si costruisce, con una struttura composta da multiple sottodirectory, una tabella hash. Sono tante directory con meno cose.</text:p>
      <text:p text:style-name="P243">Se avevo già salvato un file con esattamente lo stesso contenuto allora non fare nulla.</text:p>
      <text:p text:style-name="P244">Un oggetto per git è un blob. Altri tipi di oggetto sono tree, etc..</text:p>
      <text:p text:style-name="P245">Tipo + lunghezza + \0 + nome_file.</text:p>
      <text:p text:style-name="P246">Quindi qui abbiamo sia il contenuto del file che uno sha, e non un delta. Lo sha ci permette di essere sicuri che il file che ci viene dato sia coerente.</text:p>
      <text:p text:style-name="P247">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8">Git cat-file -p b1a0 (primi 4 caratteri dello sha del file che mi interessano). Quindi dato un hash della mia repository posso conoscere il nome, la dimensione, il tipo, etc..</text:p>
      <text:p text:style-name="P249">La cosa buffa è che non si ricorda il nome dei file tracciati.</text:p>
      <text:p text:style-name="P250">Inoltre, directory vuote non vengono versionate. Se una directory contiene file allora ha senso tracciare anche quella cartella. Ma altrimenti no.</text:p>
      <text:p text:style-name="P251">Nei commit dovremmo esprimere la semantica del cambiamento rispetto alla versione precedente.</text:p>
      <text:p text:style-name="P252">È il tree che fa il mapping tra nome e hash. La corrispondenza nome del file e suo contenuto è fatta tramite un oggetto di tipo tree. Potrebbe essere ricorsiva la cosa, se ci sono altre directory.</text:p>
      <text:p text:style-name="P253">Git cerca di capire quando un file viene mosso da una directory a un'altra per tracciarne la history. Sia usando git mv che mv.</text:p>
      <text:p text:style-name="P254">[Caratteri che mi rappresentano i permessi – nome del file – binario.]</text:p>
      <text:p text:style-name="P255">Il formato dei file blob, tree, commit, è stabile. Non è mai cambiato dalla prima versione di git. L'index invece è cambiato tantissime volte, perché è un punto critico per l'efficienza di git. È un file completamente in binario.</text:p>
      <text:p text:style-name="P256">I commit e i tree vengono creati solo quando faccio il versionamento vero e proprio.</text:p>
      <text:p text:style-name="P257">SULL'INDEX C'è LA PROSSIMA VERSIONE CHE VERRà COMMITTATA.</text:p>
      <text:p text:style-name="P258">L'oggetto tree lo creo solo quando effettivamente salvo la versione.</text:p>
      <text:p text:style-name="P259">Il git diff è complicato, ha tutta una serie di argomenti che ne cambiano la semantica.</text:p>
      <text:p text:style-name="P260">I repository di tipo bare sono particolari.</text:p>
      <text:p text:style-name="P261"/>
      <text:p text:style-name="P262"/>
      <text:p text:style-name="P263">28/10/2021 - 10° Lezione</text:p>
      <text:p text:style-name="P264">Che differenza c'è tra github e git? Github permette il fork, git al massimo fa il clone. Ma ancor più importante boh.</text:p>
      <text:p text:style-name="P265">Vediamo qualche lucido per ripredenre i concetti dell'altra volta.</text:p>
      <text:p text:style-name="P266">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7">C'è poi il concetto di branch, con main/master che è il nome del primo ramo (principale) che ha un'etichetta chiamata HEAD, che mi seguirà sempre nel lavoro. Se non faccio cose strane, le mie modifiche alla repository hanno effetto sul ramo puntato da head.</text:p>
      <text:p text:style-name="P268">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text:s/><text:soft-page-break/>versione non verrà versionata (credo sia così).</text:p>
      <text:p text:style-name="P269">Da dove viene l'info che un file è modificato? Dall'index.</text:p>
      <text:p text:style-name="P270">Git fsck (file system check): controllo dei file.</text:p>
      <text:p text:style-name="P271">Es tipico: ci da una directory .git, una working directory, creami uno script che mi porti in quella situazione.</text:p>
      <text:p text:style-name="P272">I comandi di plumbing si usano per capire cosa è successo, ma non si usano per svolgere l'esercizio. Il log sarebbe un cheat.</text:p>
      <text:p text:style-name="P273"/>
      <text:p text:style-name="P274">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275">Come ci si riferisce a un commit?</text:p>
      <text:p text:style-name="P276">Nome: il suo hash (o le sue prime lettere)</text:p>
      <text:p text:style-name="P277">Nickname: un tag, un branch, HEAD.</text:p>
      <text:p text:style-name="P278">Parentela: aggiungere a uno dei precedenti i simboli ^ oppure tilde&lt;numero&gt;</text:p>
      <text:p text:style-name="P279">Data: “master@{1 hour ago}</text:p>
      <text:p text:style-name="P280"/>
      <text:p text:style-name="P281">Creare un ramo vuol dire creare sotto refs-heads un file col nome del nuovo ramo.</text:p>
      <text:p text:style-name="P282">Qual è la differenza tra un file in heads e tags? Un tag è un branch costante, un riferimento che non si muove più. Il branch invece si muove e si evolve.</text:p>
      <text:p text:style-name="P283">HEAD può puntare solo a un branch non a un tag name. (checkout → tira fuori la versione puntata da un certo tag).</text:p>
      <text:p text:style-name="P284"/>
      <text:p text:style-name="P285">Git reflog</text:p>
      <text:p text:style-name="P286"/>
      <text:p text:style-name="P287">git gc stimola il garbage collector.</text:p>
      <text:p text:style-name="P288"/>
      <text:p text:style-name="P289">Le frecce vanno dai figli al papà. Si possono avere due genitori se si è figli di un merge.</text:p>
      <text:p text:style-name="P290"/>
      <text:p text:style-name="P291">A^1^1^1 = voglio il primo padre di A, da quello voglio il primo padre del padre, e da quello voglio il primo padre del padre del padre.</text:p>
      <text:p text:style-name="P292"/>
      <text:p text:style-name="P293"/>
      <text:p text:style-name="P294">Verde = commit. Rami = arancioni (head attaccata eventualmente). Stage = blu, Working Directory = rosso.</text:p>
      <text:p text:style-name="P295"/>
      <text:p text:style-name="P296">Ogni volta che faccio una commit creo un nuovo oggetto di tipo commit, che si porta dietro il ramo a cui punta HEAD.</text:p>
      <text:p text:style-name="P297">“riscrivere la storia è possibile finché nessuno conosce la storia”.</text:p>
      <text:p text:style-name="P298"/>
      <text:p text:style-name="P299">Git checkout HEAD(tilde) files: copiami i file di quella commit sia nello stage che nella WD.</text:p>
      <text:p text:style-name="P300"/>
      <text:p text:style-name="P301">Git show ?= git log dove ti dice anche cosa hai modificato.</text:p>
      <text:p text:style-name="P302"/>
      <text:p text:style-name="P303"/>
      <text:p text:style-name="P304">02/11/2021 – 11° Lezione</text:p>
      <text:p text:style-name="P305"/>
      <text:p text:style-name="P306">History rewriting. Discorso importante su git, che serve ad avere un buon repository git. Infatti solo alcuni commit dovrebbero esistere, per rendere la history sensata agli occhi degli altri (che sono anche i tuoi in futuro).</text:p>
      <text:p text:style-name="P307">-Git reset –hard: prende head e la copia dentro l'index e la working directory. Si torna all'ultima versione del repository.</text:p>
      <text:soft-page-break/>
      <text:p text:style-name="P308">-git diff: differenza tra wd e index.</text:p>
      <text:p text:style-name="P309">E se volessimo committare solo parte di un file?</text:p>
      <text:p text:style-name="P310">-git add -p: ci chiede se fare l'add di un hunk del file!!! Posso addirittura splittare un hunk che lui ha generato in automatico con s!</text:p>
      <text:p text:style-name="P311">-gir diff –cached: differenza tra index e repository (?)</text:p>
      <text:p text:style-name="P312">Lui usa VSCode.</text:p>
      <text:p text:style-name="P313">Si può anche commitare solo parte di un file.</text:p>
      <text:p text:style-name="P314"/>
      <text:p text:style-name="P315">-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6">-git commit -a: pericoloso, aggiunge all'index i file della wd presenti nelle versioni versionate (?).</text:p>
      <text:p text:style-name="P317">-git reset {COMMITISH}: ritorno alla soria di x versioni (commit) fa.</text:p>
      <text:p text:style-name="P318">Rebase iterativo: diamo il comando e lui comincia a chiederci.</text:p>
      <text:p text:style-name="P319">Rebase: se ho fatto un branch dalla versione 2, fai come se il branch l'avessi fatto dalla versione 3.</text:p>
      <text:p text:style-name="P320">git rebase è il primo vero comando di riscrittura della storia.</text:p>
      <text:p text:style-name="P321">Crpick dice: (slide 6) se lo faccio partendo da da985, voglio applicargli le differenze tra 2c33a e 169a6 (per esempio). È un merge moooolto più soft.</text:p>
      <text:p text:style-name="P322">Rebase: prendi i commit da me all'antenato comune e riportali nel ramo principale. (prima di fare un rebase, crea un nuovo ramo così da poter tornare indietro se sbagli). Lo scopo del rebase è di linearizzare.</text:p>
      <text:p text:style-name="P323"/>
      <text:p text:style-name="P324">Grep QUALCOSA</text:p>
      <text:p text:style-name="P325"/>
      <text:p text:style-name="P326"/>
      <text:p text:style-name="P327">04/11/2021 – 12° Lezione</text:p>
      <text:p text:style-name="P328"/>
      <text:p text:style-name="P329">-cp -r <text:s/>cartella: copia la cartella corrente in cartella.</text:p>
      <text:p text:style-name="P330">-git bisect reset: toglie le informazioni per fare il bisect.</text:p>
      <text:p text:style-name="P331">Checkout: tiro fuori info senza rompere i fille nella wd.</text:p>
      <text:p text:style-name="P332">-git bisect log: mi dice tutto quello che ha fatto per fare il bisect.</text:p>
      <text:p text:style-name="P333">-git bisect skip: skippa un commit durante la bisect. Prendi quello prima o quello dopo, questo ignoralo.</text:p>
      <text:p text:style-name="P334">125 = ignoralo</text:p>
      <text:p text:style-name="P335">0-127 = markalo come bad (125 escluso)</text:p>
      <text:p text:style-name="P336">altri: interruzione bisect per un errore.</text:p>
      <text:p text:style-name="P337">-git stash apply: applico la versione dello stash ma non la tolgo. L'apply può fallire infatti, meglio usarla così prima della pop.</text:p>
      <text:p text:style-name="P338">--index: ripristinami anche l'index.</text:p>
      <text:p text:style-name="P339">(commit -a non è bello).</text:p>
      <text:p text:style-name="P340">Lo stash può portare a conflitti.</text:p>
      <text:p text:style-name="P341">-git rebase master: riposiziona il mio ramo corrente su master.</text:p>
      <text:p text:style-name="P342">Git hist -–reflog ??? per vedere tutto il tree? Sembra di sì.</text:p>
      <text:p text:style-name="P343">Possiamo fare test in locale per verificare se quello che vogliamo committare funziona. Ma se quello che vorremmo committare sta nell'index che si fa? Il test si può fare solo sulla wd. Ci viene in aiuto git stash.</text:p>
      <text:p text:style-name="P344">-git filter repo: nuovo comando utile.</text:p>
      <text:p text:style-name="P345">Ecco 4 situazioni classiche che potremmo voler riscrivere.</text:p>
      <text:list text:style-name="LFO11" text:continue-numbering="true">
        <text:list-item>
          <text:p text:style-name="P346">fare come se un file non fosse mai stato versionato.</text:p>
        </text:list-item>
      </text:list>
      <text:p text:style-name="P347">-git filter-branch –index-filter<text:s/><text:span text:style-name="T348">'git rm –cached –ignore-unmatch filename HEAD'</text:span></text:p>
      <text:soft-page-break/>
      <text:p text:style-name="P349">-git filter-repo –path filename –invert-paths (tengo tutto tranne/butto via tutto tranne).</text:p>
      <text:list text:style-name="LFO12" text:continue-numbering="true">
        <text:list-item>
          <text:p text:style-name="P350">cambiare email degli autori</text:p>
        </text:list-item>
      </text:list>
      <text:p text:style-name="P351">-git filter-branch –env-filter<text:s/><text:span text:style-name="T352">'if test “$GIT_AUTHOR_EMAIL” = “old_email”</text:span></text:p>
      <text:p text:style-name="P353"><text:span text:style-name="T354"><text:tab/></text:span>then GIT_AUTHOR_EMAIL=new_email</text:p>
      <text:p text:style-name="P355"><text:tab/>fi' -- --all</text:p>
      <text:p text:style-name="P356">eeeeeeeeeeehh</text:p>
      <text:p text:style-name="P357"/>
      <text:p text:style-name="P358">Hooks: quella con tutti i samples. Che sono? A che servono? Un hook è un uncino, qualcosa a cui mi posso agganciare.</text:p>
      <text:p text:style-name="P359">-pre-commit hook: hook chiamato prima di un commit.</text:p>
      <text:p text:style-name="P360">-post-commit hook: hook chiamato subito dopo un commit.</text:p>
      <text:p text:style-name="P361">-server-side hooks: pre-receive e update e post-receive: usati per rifiutare un push</text:p>
      <text:p text:style-name="P362"/>
      <text:p text:style-name="P363"/>
      <text:p text:style-name="P364">09/11/2021 – 13° Lezione</text:p>
      <text:p text:style-name="P365"/>
      <text:p text:style-name="P366">Git workflows.</text:p>
      <text:p text:style-name="P367">Git è un coltellino svizzero.</text:p>
      <text:p text:style-name="P368">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9"/>
      <text:p text:style-name="P370">Git-flow:</text:p>
      <text:p text:style-name="P371">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72">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73"/>
      <text:p text:style-name="P374">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75">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6"/>
      <text:p text:style-name="P377">Rami feature: tutti i rami di feature partono sempre da develop.</text:p>
      <text:p text:style-name="P378"/>
      <text:p text:style-name="P379">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80"/>
      <text:p text:style-name="P381">Rami hotfix: per fare bug fixes su una versione distribuita. Di default parte dall'ultima versione<text:s/><text:soft-page-break/>presente su master, ma si può partire anche da più indietro. È l'unico comando che riparte da master. <text:s/>Permette di separare i bug urgenti dagli sviluppi correnti. Ripariamo una specifica versione senza buttare via il lavoro svolto per quella nuova.</text:p>
      <text:p text:style-name="P382"/>
      <text:p text:style-name="P383"/>
      <text:p text:style-name="P384">Comando di Git: git request-pull. Meccanismo per comunicare una richeiesta del tipo: “ehi tu, tu che sei lontano, vieni a dare uno sguardo a questa roba! Magari la vuoi pullare!”</text:p>
      <text:p text:style-name="P385"/>
      <text:p text:style-name="P386">Il fork, comando dei servizi di hosting, permette a chiunque di farsi una copia di un progetto di qualcun altro e lavorarci sopra.</text:p>
      <text:p text:style-name="P387"/>
      <text:p text:style-name="P388">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9">Reviewer/approver e verifier. Esaminano il lavoro da due punti di vista diversi.</text:p>
      <text:p text:style-name="P390">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91"/>
      <text:p text:style-name="P392"/>
      <text:p text:style-name="P393">11/11/2021 – 14° Lezione</text:p>
      <text:p text:style-name="P394"/>
      <text:p text:style-name="P395">Che palle mi sono perso l'esercizio ç-ç.</text:p>
      <text:p text:style-name="P396">Cambio il nome a un file, il blob è lo stesso, ma è diverso il tree nel prossimo commit.</text:p>
      <text:p text:style-name="P397">Git mv A D → serve a rinominare A in D.</text:p>
      <text:p text:style-name="P398">git mv B C</text:p>
      <text:p text:style-name="P399">ho pronta la roba del secondo commit.</text:p>
      <text:p text:style-name="P400">Git commit -m “due”</text:p>
      <text:p text:style-name="P401">git cat-file -p bfdee (ultimo commit): info sul tree dell'ultimo albero.</text:p>
      <text:p text:style-name="P402">Printf “text C\n” &gt; B. (e poi lo stesso per A)</text:p>
      <text:p text:style-name="P403">Potevo anche fare:</text:p>
      <text:p text:style-name="P404">cp B A (o A B, dipende da quale ho scritto prima.<text:s/><text:span text:style-name="T405">Gli piace di più cp che printf dello stesso contenuto</text:span>).</text:p>
      <text:p text:style-name="P406">(Git mv A B, se avevo versionato A, B è subito nell'index, non serve add B).</text:p>
      <text:p text:style-name="P407">git status: abbiamo A e B non tracciati.</text:p>
      <text:p text:style-name="P408">Git add A B</text:p>
      <text:p text:style-name="P409">mkdir _C</text:p>
      <text:p text:style-name="P410">git mv C D _C</text:p>
      <text:p text:style-name="P411">gitmv _C C</text:p>
      <text:p text:style-name="P412">il contenuto della directory C ha il contenuto di un vecchio tree (insieme di file). Semplicemente, ora quel tree si chiama C.</text:p>
      <text:p text:style-name="P413">git commit -m “tre”</text:p>
      <text:p text:style-name="P414">git cat-file -p baf10 (nome del commit)</text:p>
      <text:p text:style-name="P415">git cat-file -p f508 (l'albero del comit di prima)</text:p>
      <text:p text:style-name="P416"/>
      <text:p text:style-name="P417">Stiamo vedendo il risultato dell'esercizio, e stiamo cercando di capire come capire che c'è una specifica situazione.</text:p>
      <text:p text:style-name="P418">[[git rm [-r] _C]] (cerca di rimuovere la directory se contiene roba versionata)</text:p>
      <text:soft-page-break/>
      <text:p text:style-name="P419">git fsck: dice che hai un commit pendente.</text:p>
      <text:p text:style-name="P420">La directory log non ce l'avremo. Quindi è come non avere a disposizione il reflog, o fsck. Fsck.</text:p>
      <text:p text:style-name="P421">Git hist –reflog: più completo di fit hist –all, ma solo se c'è roba nel reflog.</text:p>
      <text:p text:style-name="P422">Git hist hash: è un modo di nomintare la storia di un commit.</text:p>
      <text:p text:style-name="P423">[[Tree -Ac .git/objects]]</text:p>
      <text:p text:style-name="P424">ls .git/objects/*/* | sed s#.git/objects## | sed s#/##g</text:p>
      <text:p text:style-name="P425">| xargs: quando hai prodottuo sullo stdout, dallo al prossimo comando, quindi...</text:p>
      <text:p text:style-name="P426">| xargs git hist</text:p>
      <text:p text:style-name="P427">oppure, se voglio sapere cosa sono,</text:p>
      <text:p text:style-name="P428">| xargs -n 1 git cat-file -t</text:p>
      <text:p text:style-name="P429">(il comandone) &gt; _hh</text:p>
      <text:p text:style-name="P430">(il comandone) | xargs -n 1 git cat-file -t</text:p>
      <text:p text:style-name="P431">paste _hh _tt: bello!!!</text:p>
      <text:p text:style-name="P432">git cat-file –batch-all-objects –batch-check: come prima ma anche con la dimensione.</text:p>
      <text:p text:style-name="P433">Printf <text:s/>“text D\n” \ git hash-object -w –stdin: funziona, ma non ha senso (per creare quel blob)</text:p>
      <text:p text:style-name="P434">ha più senso, alla fine, creare quel file con quel contenuto e fare una add. Il blob viene creato comunque.</text:p>
      <text:p text:style-name="P435"/>
      <text:p text:style-name="P436">git cat-file --batch-all-objects –batch-check !!!bellissimo!!!</text:p>
      <text:p text:style-name="P437"/>
      <text:p text:style-name="P438">Esercizio 3.</text:p>
      <text:p text:style-name="P439">(se ero già arrivato al commit in basso a sinistra con uno e master, dovevo fare git reset –HARD HEAD^, per riavere master sul primo commit.</text:p>
      <text:p text:style-name="P440">Ero su master, e ho chiesto di fare il merge di uno.</text:p>
      <text:p text:style-name="P441">Git merge uno -m “oohhh”</text:p>
      <text:p text:style-name="P442"/>
      <text:p text:style-name="P443">Esercizio 4</text:p>
      <text:p text:style-name="P444">ciao</text:p>
      <text:p text:style-name="P445"/>
      <text:p text:style-name="P446"/>
      <text:p text:style-name="P447">16/11/2021 – 15° Lezione</text:p>
      <text:p text:style-name="P448"/>
      <text:p text:style-name="P449">È TORNATO MATTIA MONGA &lt;3 &lt;3 &lt;3. LA TARRRRRRPITTT.</text:p>
      <text:p text:style-name="P450">Bellettini ci aveva riempito la testa di cose inutili e ora si torna a quelle serie! Facciamo il punto.</text:p>
      <text:p text:style-name="P451">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text:s/><text:soft-page-break/>riferirci.</text:p>
      <text:p text:style-name="P452">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3">Qual è il problema che cerca di risolvere il configuration management?</text:p>
      <text:p text:style-name="P454">Versione = del singolo artifact.</text:p>
      <text:p text:style-name="P455">Revisione = del sistema intero.</text:p>
      <text:p text:style-name="P456">Possibili risposte: error management (se sbaglio posso tornare indietro), collaborazione (lavoriamo in tanti e cerchiamo di evitare o risolvere i conflitti), controllo dello sviluppo.</text:p>
      <text:p text:style-name="P457">Rispostona: in qualsiasi momento, abbiamo qualcosa che ci dice con esattezza i pezzi di cui è composto il nostro software. Un po' come succede nella costruzione di un veicolo aerospaziale.</text:p>
      <text:p text:style-name="P458">Il SCM ci permette, in ogni istante, di sapere da dove arriva ogni bit del nostro sistema.</text:p>
      <text:p text:style-name="P459">Con git insomma tutti questi problemi possono essere razionalizzati, sappiamo sempre cosa ha senso e cosa no. In ogni istante siamo in grado di dire quali bit compongono il mio sistema.</text:p>
      <text:p text:style-name="P460"><text:line-break/>Vediamo ora un altro problema (che git non può risolvere?), ovvero il<text:s/><text:span text:style-name="T461">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62">Le librerie dinamiche dovrebbero risolvere queste problematiche, ma non lo fanno benissimo.</text:p>
      <text:p text:style-name="P463">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4">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5">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text:s/><text:soft-page-break/>versione del componente, allora ho un problema di sicurezza.</text:p>
      <text:p text:style-name="P466">Una MAREA di software in giro per il mondo ha smesso di<text:s/><text:span text:style-name="T467">funzionare.</text:span><text:s/>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8">se tu compili con due compilatori C diversi, non ottieni gli stessi bit. I bit che otteniamo sono diversi. Se vogliamo questa certezza, dobbiamo includere il compilatore nel sistema di CM.]]</text:p>
      <text:p text:style-name="P469">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470">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71">-Riproducibilità. Impossibile da ottenere.</text:p>
      <text:p text:style-name="P472">On trusting Trust di Ken Tomson. È una lezione (che gli ha fatto vincere il premio turing?). Dice che una vulnerabilità può essere nascosta non nel codice, ma nel compilatore.</text:p>
      <text:p text:style-name="P473">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4">-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5">-c'era un terzo punto ma lo ha saltato.</text:p>
      <text:p text:style-name="P476"/>
      <text:p text:style-name="P477">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478">(mi scappa l'unghia del mignolo, typo squatting).</text:p>
      <text:p text:style-name="P479">A volte ci sono persino programmi, proprio come PYPI, che automatizzano questo processo. <text:s/>(pip install requests).</text:p>
      <text:p text:style-name="P480">Il passo successivo è introdurre i virtual environment, ovvero cose che isolino queste dipendenze.</text:p>
      <text:p text:style-name="P481"/>
      <text:p text:style-name="P482">Ora andremo verso la Build Automation.</text:p>
      <text:p text:style-name="P483"/>
      <text:p text:style-name="P484">18/11/2021 – 16° Lezione</text:p>
      <text:p text:style-name="P485"/>
      <text:p text:style-name="P486"/>
      <text:p text:style-name="P487">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8">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9">[[ESISTE BRAINFUCK?]]</text:p>
      <text:p text:style-name="P490">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91">Il tema di oggi è pertanto la BUILD AUTOMATION.</text:p>
      <text:p text:style-name="P492">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3">Il padre della build automation è il programma Make. Nasce nel 77 ai Bell labs. Stuard Fennman fece qualcosa che non ho capito. Comunque sia, strumenti più moderni di Build Automation, come JavaC, hanno al loro interno cose analoghe a Make.</text:p>
      <text:p text:style-name="P494">Cosa è Make? Un sistema dove esprimo dipendenze. Lavora su dei makefile (un programma/file di testo dove scrivo in un linguaggio formale) dove vengono descritte alcune cose. Quali cose? Sostanzialmente descrivere dipendenze.</text:p>
      <text:p text:style-name="P495">Helloworld.o DIPENDE da helloworld.c (ovvero, per ottenerlo, ho bisogno di...)</text:p>
      <text:p text:style-name="P496">come faccio ad ottenerlo?</text:p>
      <text:p text:style-name="P497">Cc -c -o helloworld.o helloworld.c (è la riga di comando per ottenere il .o dal .c).</text:p>
      <text:p text:style-name="P498">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9">Ci sono anche dipendenze PHONY (cioè false), che sono di fatto alias di comandi (make clean).</text:p>
      <text:p text:style-name="P500">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501">(PrOvO a FaRe UnA cOsA pAzZeScA)</text:p>
      <text:p text:style-name="P502">gli statement del make prendono il nome di ricette (recipes), e i make moderni permettono addirittura di fare le cose in parallelo (make -j).</text:p>
      <text:p text:style-name="P503">Ci sono anche target makefile standard.</text:p>
      <text:p text:style-name="P504">Quindi, il Make è bello, ma dipende dall'ecosistema (unix, spesso). Tale ecosistema può però anche essere standardizzato (standard POSIX). Quindi sì, dipendo dall'ecosistema, ma se sono in un<text:s/><text:soft-page-break/>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5">Una soluzione può essere usare #if ed #else per distinguere differenze tra le macchine e robe simili. Poi leggere il codice è un casino eh.</text:p>
      <text:p text:style-name="P506"/>
      <text:p text:style-name="P507">L'idea di autoconf, che è il passo successivo, è generare il makefile, src/Makefile, config.h e tutto il resto da un programma. L'idea è che io non scrivo roba incredibilmente complicata: mi scrivo il codice C, e poi uso degli strumenti per</text:p>
      <text:list text:style-name="LFO13" text:continue-numbering="true">
        <text:list-item>
          <text:p text:style-name="P508">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9"/>
      <text:p text:style-name="P510">Quindi, nella build automation, dobbiamo avere: dipendenze + processi di generazione + riconfigurazione all'ambiente di build. Vediamo un esempio con Java.</text:p>
      <text:p text:style-name="P511">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512">&lt;mkdir ...&gt; è il plugin ant per creare una directory in uno specifico ambiente. C'è un plugin tanto, non mi interessa sapere come lo fa. Ant però è specifico per Java.</text:p>
      <text:p text:style-name="P513"/>
      <text:p text:style-name="P514">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5">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6">Ma qual è la novità di Gradle, il passaggio in più? Ce ne sono due, anzi forse 3:</text:p>
      <text:list text:style-name="LFO14" text:continue-numbering="true">
        <text:list-item>
          <text:p text:style-name="P517">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518">Supporto automatico dei cataloghi di componenti. In pratica unisce la parte vista la scorsa volta, delle dipendenze, con quella della build automation. Gestione delle dipendenze e build automation sono un tutt'uno insomma.</text:p>
        </text:list-item>
        <text:list-item>
          <text:p text:style-name="P519">Gradle ci dà una ricetta per ottenere anche Gradle stesso. Ovvero, cerca di mettere nella<text:s/><text:soft-page-break/>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20">Quindi, si possono fare cose diverse dalla convenzione, ma nel caso vanno esplicitate. Altrimenti, non ne ho bisogno, lo sa lui.</text:p>
      <text:p text:style-name="P521"/>
      <text:p text:style-name="P522"/>
      <text:p text:style-name="P523">25/11/2021 – 18° Lezione</text:p>
      <text:p text:style-name="P524"/>
      <text:p text:style-name="P525">Occhio alle dipendenze.</text:p>
      <text:p text:style-name="P526"/>
      <text:p text:style-name="P527">Sindrome NIH (Not Invented Here): per risolvere un problema minimo, importiamo una intera libreria a cui ci leghiamo inevitabilmente.</text:p>
      <text:p text:style-name="P528">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9">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30">Per quanto riguarda la build automation: anche qui le dipendenze sono state portate all'estremo. In questo caso, si vanno a pescare le librerie da cui dipendiamo da repository remoti.</text:p>
      <text:p text:style-name="P531"/>
      <text:p text:style-name="P532">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533">Nel testing, allo stesso tempo, possiamo avere delle dipendenze da librerie specifiche. Si parla in questo caso di risorse che ho bisogno solo durante il testing e mai più.</text:p>
      <text:p text:style-name="P534">E infine, durante il deploy, abbiamo pacchettizzazioni (apt-get, pip, homebrew), build automation (plugin e task appositi) e docker, che fornisce vari servizi e permette di esprimere varie dipendenze.</text:p>
      <text:p text:style-name="P535"/>
      <text:p text:style-name="P536">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text:s/><text:soft-page-break/>di secondo ordine. Tra subtree e submodules ci sono diverse differenze.</text:p>
      <text:p text:style-name="P537">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8">git submodule add repo dirname.</text:p>
      <text:p text:style-name="P539">Questo comando clona il repo nella directory dirname, e in un file .gitmodules si ricorda della mappatura url-dipendenza.</text:p>
      <text:p text:style-name="P540"/>
      <text:p text:style-name="P541"/>
      <text:p text:style-name="P542">02/11/2021 – 19° Lezione</text:p>
      <text:p text:style-name="P543"/>
      <text:p text:style-name="P544">Prima i 3 su develop, poi il cherry pick su trunk.</text:p>
      <text:p text:style-name="P545"/>
      <text:p text:style-name="P546">Stime dei costi (all'interno di un gruppo). “è difficile fare previsioni... soprattutto sul futuro.”</text:p>
      <text:p text:style-name="P547">Quando vogliamo stimare quanto spenderemo, è ancora più difficile. Tra requirements, imprevisti, etc.., si ha difficoltà a fare buone stime. Prima di arrivare a contestare la cosa, però, cerchiamo di capire da dove vengono i costi.</text:p>
      <text:p text:style-name="P548">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9">-numero di istruzioni da codificare</text:p>
      <text:p text:style-name="P550">-capacità, motivazioni, coordinamento del personale</text:p>
      <text:p text:style-name="P551">-complessità dell'applicazione</text:p>
      <text:p text:style-name="P552">-stabilità dei requisiti</text:p>
      <text:p text:style-name="P553">-prestazioni o qualità richieste</text:p>
      <text:p text:style-name="P554">-strumenti di sviluppo usati.</text:p>
      <text:p text:style-name="P555">Molte sono le cose ad influenzare il costo di un progetto. E non si sa nemmeno come questi fattori andranno ad impattare sul progetto. Abbiamo due tipi di stime:</text:p>
      <text:p text:style-name="P556">-Stime umane: legge di parkinson sul lavoro, price to win, esperti, per analogia.</text:p>
      <text:p text:style-name="P557">-Stime automatizzate: algoritmiche, machine learning.</text:p>
      <text:p text:style-name="P558">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9">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560">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soft-page-break/>
      <text:p text:style-name="P561">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562">E alla fine, un bel fattore di rischio, un po' di incertezza insomma!</text:p>
      <text:p text:style-name="P563">La maggior parte delle stime di costi tendono ad essere troppo basse.</text:p>
      <text:p text:style-name="P564"/>
      <text:p text:style-name="P565">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6">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567">Tutte queste tecniche hanno comunque bisogno di dati storici da raccogliere. Si possono fare calcoli basati sulla produttività, sulla qualità e sul costo unitario.</text:p>
      <text:p text:style-name="P568">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9">-Base: si riconduce a due formule. La cosa interessante è che i mesi uomo sono in relazione esponenziali con le righe di codice. (su progetti man mano più grandi, io ci metto più persone). Abbiamo anche una formula per calcolare la dimensione del team.</text:p>
      <text:p text:style-name="P570">-Intermedio: abbiamo 15 fattori correttivi, ovvero le formule di prima si complicano moltiplicandole per alcune cose, alcuni fattori aggiustativi.</text:p>
      <text:p text:style-name="P571">-Avanzato (non ne parliamo)</text:p>
      <text:p text:style-name="P572">Tra le stime automatizzate abbiamo il Machine learning.</text:p>
      <text:p text:style-name="P573"/>
      <text:p text:style-name="P574">Vediamo ora le stime di gruppo. Nei gruppi, questi problemi vengono allargati perché più persone fanno delle stime magari anche diverse e bisogna trovare un equilibrio.</text:p>
      <text:p text:style-name="P575">Vorremmo far stimare al team il loro lavoro. Si tratta di un momento collettivo. Un conto è chiedere a qualcuno di fare una stima, altro conto è farcela da soli, altro conto è accettare la stima che qualcun altro ha fatto per noi come stima del nostro lavoro.</text:p>
      <text:p text:style-name="P576">Nei metodi agili la responsabilità della stima passa dai manager (imposizione) a team sviluppatori (autodeterminazione).</text:p>
      <text:p text:style-name="P577">Le due principali problematiche che si affrontano nelle stime condivise sono:</text:p>
      <text:p text:style-name="P578">-perdita di tempo, troppa comunicazione. Non se ne esce più. Bisogna ridurre la capacità di comunicazione verbale.</text:p>
      <text:p text:style-name="P579">-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80"/>
      <text:p text:style-name="P581">Nel planning poker, per capire l'unità di misura, si cerca di distaccarsi, astrarsi, un pochettino.</text:p>
      <text:p text:style-name="P582"/>
      <text:p text:style-name="P583">Velocity: ha valore solo cioè che è considerato SOFTWARE FUNZIONANTE. Se ho sviluppato una roba al 95% e il completamento valeva 10 punti, io ho guadagnato 0 punti. O tutto o niente, sennò si<text:s/><text:soft-page-break/>rischia di falsare alcune cose.</text:p>
      <text:p text:style-name="P584"/>
      <text:p text:style-name="P585"/>
      <text:p text:style-name="P586">09/12/2021 – 20° lezione</text:p>
      <text:p text:style-name="P587"/>
      <text:p text:style-name="P588">“TARPIT, ve la ricordate?”</text:p>
      <text:p text:style-name="P589">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90">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591">Ma non partiamo diretti con eiffel. Partiamo dalla storia...</text:p>
      <text:p text:style-name="P592">1° cosa: il requisito è quello che vuole il committente, la specifica è la traduzione dei requisiti da parte dello sviluppatore.</text:p>
      <text:p text:style-name="P593">Come faccio a dire cosa voglio, a specificare il mio software? È difficile esprimere cosa si vuole perché ci sono almeno due tipi di situazioni che vorrei abbracciare quando faccio queste descrizioni:</text:p>
      <text:p text:style-name="P594">-situazioni fisiologiche: cose che voglio quando il sistema funziona nel modo normale (correttezza)</text:p>
      <text:p text:style-name="P595">-situazioni patologiche: cosa voglio quando il sistema non funziona come vorrei (robustezza)</text:p>
      <text:p text:style-name="P596">In generale, pensare a tutte le situazioni patologiche è difficile, ma si può fare.</text:p>
      <text:p text:style-name="P597">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598">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599">Vediamo un modo linguistico di fare questa cosa (l'altro era l'AOP ma non riusciamo a farlo).</text:p>
      <text:p text:style-name="P600">Una cosa che possiamo fare, quando vogliamo dare una specifica, è dire il “What”, cioè cosa mi aspetto che il componente faccia. Non il “Come”. Nei casi reali però queste due parole non sono così semplici da distinguere.</text:p>
      <text:p text:style-name="P601">Vogliamo però dei meccanismi per separare il What dall'How (cosa c'è dentro poi è un altro discorso). E poi dobbiamo mappare questi What e How sul personale di lavoro. È una divisione, insomma, trasversale al gruppo di lavoro.</text:p>
      <text:p text:style-name="P602">Vediamo la storia: 1985. Perry &amp; Evangelist identificarono una serie di “Interface Fault” che rimangono sostanzialmente comuni anche nei sistemi complessi di oggi.</text:p>
      <text:p text:style-name="P603">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4">Data structure alteration: alteriamo una struttura dati senza toccare l'interfaccia, ma magari dà problemi ad un'altra struttura dati.</text:p>
      <text:p text:style-name="P605">Violation of data constraints: la radice quadrata che non accetta numeri negativi in input</text:p>
      <text:soft-page-break/>
      <text:p text:style-name="P606">(slide 11?, sulla sinistra funzionali, sulla destra non funzionali).</text:p>
      <text:p text:style-name="P607">Secondo pezzo di storia.</text:p>
      <text:p text:style-name="P608">L'asserzione è un modo strutturate per chiarire nel codice che qualcosa mi aspetto che sia in un certo modo, e se non è così abort. Un meccanismo semplice insomma. Però:</text:p>
      <text:p text:style-name="P609">1 – questa cosa è pensata per lo sviluppo, quindi l'asserzione io la posso disattivare. Le asserzioni, però, servono agli sviluppatori, non agli utenti.</text:p>
      <text:p text:style-name="P610"/>
      <text:p text:style-name="P611">Per parlare di What e How, può essere utile avere due modi di parlare diversi.</text:p>
      <text:p text:style-name="P612">What: voglio parlare in termini di specifica logica. Io do delle relazioni tra cose, ma non do dettagli su come funzionano. Socrate è un uomo, non ti definisco cosa è un uomo.</text:p>
      <text:p text:style-name="P613">How: io voglio un altro linguaggio, tipicamente quello imperativo, dove do comandi/istruzioni.</text:p>
      <text:p text:style-name="P614">Logica matematica vs istruzioni, insomma.</text:p>
      <text:p text:style-name="P615"/>
      <text:p text:style-name="P616">Bene, la nostra asserzione ambisce a vivere nel mondo della logica (what), ma è espressa in modo imperativo (how). Ahi ahi ahi.</text:p>
      <text:p text:style-name="P617"/>
      <text:p text:style-name="P618">Tu hai sempre bisogno della assert soldato, ricordatelo. Tutte le volte che vuoi che un valore valga qualcosa in un dato ambiente, scrivi ASSERT.</text:p>
      <text:p text:style-name="P619"/>
      <text:p text:style-name="P620">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621">ASSERT: l'asserzione normale. Da usare poche volte.</text:p>
      <text:p text:style-name="P622">ASSUME: cosa assumo che sia vero perché un componente funzioni.</text:p>
      <text:p text:style-name="P623">PROMISE: cosa ti prometto che avverrà dopo avermi eseguito.</text:p>
      <text:p text:style-name="P624">RETURN: cosa ti restituirò (promessa più specifica).</text:p>
      <text:p text:style-name="P625"/>
      <text:p text:style-name="P626">O &lt;--- Pipis</text:p>
      <text:p text:style-name="P627"/>
      <text:p text:style-name="P628">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629">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30">C'è pure un modo formale di dire che cos'è un contratto. Si usano le TRIPLE DI HOARE.</text:p>
      <text:p text:style-name="P631">{P}S{Q}.</text:p>
      <text:p text:style-name="P632">Il suo obiettivo era la correttezza, e ha sviluppato appunto la logica di Hoare, con le triple di Hoare.</text:p>
      <text:p text:style-name="P633">In eiffel, queste triple si usano per definire un contrato.</text:p>
      <text:p text:style-name="P634">S = sistema, componente, ciò di cui voglio parlare. Ma è una black box, non so cosa fa.</text:p>
      <text:p text:style-name="P635">P = precondizione.</text:p>
      <text:p text:style-name="P636">Q = postcondizione.</text:p>
      <text:p text:style-name="P637">“Se S termina, allora se partiva da uno stato che soddisfaceva la formula logica P, allora deve soddisfare, adesso, la formula logica Q”. Questo è il contratto. Di fatto, io definisco P e Q, mentre S è un black box, è il “How”.</text:p>
      <text:soft-page-break/>
      <text:p text:style-name="P638">La tripla di Hoare può diventare un contratto fra chi implementa (fornitore) S e chi usa (cliente) S.</text:p>
      <text:p text:style-name="P639">-L'implementatore di S si impegna a garantire Q in tutti gli stati che soddisfano P.</text:p>
      <text:p text:style-name="P640">-L'utilizzatore di S si impegna a chiedere il servizio in uno stato che soddisfa P ed è certo che se S termina, si giungerà in uno stato in cui Q vale.</text:p>
      <text:p text:style-name="P641">Nel caso del contratto di Eiffel, quali sono gli obblighi?</text:p>
      <text:p text:style-name="P642">Lo sviluppatore deve sempre fornire Q partendo da tutti gli stati P. Ha il vantaggio che può sviluppare partendo solo dai casi P, tutti gli altri non gliene frega nulla. Sarà il sistema ad accorgersi quando P non è verificato.</text:p>
      <text:p text:style-name="P643"/>
      <text:p text:style-name="P644">Homes.di.unimi.it/monga/lucidi2122/sinossi-eiffel.pdf</text:p>
      <text:p text:style-name="P645"/>
      <text:p text:style-name="P646"/>
      <text:p text:style-name="P647">14/12/2021 – 21° Lezione</text:p>
      <text:p text:style-name="P648"/>
      <text:p text:style-name="P649">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650">Dobbiamo vedere la nomenclatura scelta da Meyer (?).</text:p>
      <text:p text:style-name="P651">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652">Vediamo le asserzioni necessarie.</text:p>
      <text:p text:style-name="P653">Abbiamo pre-post condizioni sulle feature (require, ensure, ovvero pre e post).</text:p>
      <text:p text:style-name="P654">Poi le asserzioni (check).</text:p>
      <text:p text:style-name="P655">Invarianti di classe (invariant): asserzioni che valgono SEMPRE per l'oggetto.</text:p>
      <text:p text:style-name="P656">loop invariant (from .. invariant .. until .. variant .. loop .. end), ma ci interesseranno poco. Servono per verificare matematicamente alcune condizioni.</text:p>
      <text:p text:style-name="P657"/>
      <text:p text:style-name="P658">(Object-Orientation CRC: Classe, responsabilità, collaborazioni = ogni classe è responsabile di una cosa e collabora con gli altri per renderla possibile).</text:p>
      <text:p text:style-name="P659"/>
      <text:p text:style-name="P660">Require, Ensure, Invariant: saranno cruciali per noi.</text:p>
      <text:p text:style-name="P661"/>
      <text:p text:style-name="P662">Eiffel, per fare queste cose, deve avere un supporto runtime, perché poi queste asserzioni verranno messe da qualche parte nel compilato.</text:p>
      <text:p text:style-name="P663">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664"/>
      <text:p text:style-name="P665">Eiffel è un transpiler: va compilato in C.</text:p>
      <text:p text:style-name="P666"/>
      <text:p text:style-name="P667">I commenti cominciano con –.</text:p>
      <text:p text:style-name="P668">L'assegnamento è con :=</text:p>
      <text:soft-page-break/>
      <text:p text:style-name="P669">Le parole chiave sono verbose (maledetto pascal).</text:p>
      <text:p text:style-name="P670"/>
      <text:p text:style-name="P671">Feature {NONE} → i client di questa feature non è nessuno. Non esporto la feature. È come il private di Java ma più generale.</text:p>
      <text:p text:style-name="P672">Project → project settings → target. //→ groups → clusters → project.</text:p>
      <text:p text:style-name="P673">Se in java c'è il main, qui c'è il concetto di root class, ovvero la feature da cui parte tutto (in questa non ci sono precondizioni).</text:p>
      <text:p text:style-name="P674">È CASE INSENSITIVE. I nomi dei tipi/classi, per convenzione, sono maiuscoli, mentre quelli delle feature sono minuscoli.</text:p>
      <text:p text:style-name="P675">create</text:p>
      <text:p text:style-name="P676"><text:tab/>make</text:p>
      <text:p text:style-name="P677">vuol dire che make viene usato come “costruttore”. E “this” è current.</text:p>
      <text:p text:style-name="P678">Se non hai l'oggetto, puoi chiamare make e basta. Se l'oggetto già ce l'hai, puoi chiamare o.make (se o è l'oggetto).</text:p>
      <text:p text:style-name="P679">Clusters</text:p>
      <text:p text:style-name="P680"><text:tab/>Project</text:p>
      <text:p text:style-name="P681"><text:tab/><text:tab/>APPLICATION</text:p>
      <text:p text:style-name="P682"><text:tab/><text:tab/>OROLOGIO</text:p>
      <text:p text:style-name="P683"/>
      <text:p text:style-name="P684">%N per mandare a capo (\n). Ma io boh.</text:p>
      <text:p text:style-name="P685"/>
      <text:p text:style-name="P686">o: OROLOGIO → istanzia un oggetto di tipo orologio.</text:p>
      <text:p text:style-name="P687">o := create.make</text:p>
      <text:p text:style-name="P688"/>
      <text:p text:style-name="P689"/>
      <text:p text:style-name="P690"/>
      <text:p text:style-name="P691">Nelle precondizioni non si possono mettere cose private. Se lo facessi, costringerei l'utilizzatore a sapere qualcosa che non può sapere.</text:p>
      <text:p text:style-name="P692"/>
      <text:p text:style-name="P693"/>
      <text:p text:style-name="P694">16/12/2021 – 22° Lezione</text:p>
      <text:p text:style-name="P695"/>
      <text:p text:style-name="P696">Vediamo ora un altro aspetto di Eiffel. La scorsa volta abbiamo visto i<text:s/><text:span text:style-name="T697">contratti</text:span>, ovvero precondizione, postcondizione e invariante. Oggi vediamo invece ereditarietà, e la prossima volta la violazione di contratto.</text:p>
      <text:p text:style-name="P698">Ebbene: esiste una relazione fra il contratto di un componente e i contratti delle evoluzioni di quel componente. In particolare, si parla delle evoluzioni del tipo, ovvero l'ereditarietà.</text:p>
      <text:p text:style-name="P699">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700">se io ho un tipo e ho delle proprietà dimostrabili per quel tipo, e se tali proprietà valgono anche per tutti i sottotipi, allora io posso usare i sottotipi in tutti i luoghi in cui posso usare il tipo sopra.</text:p>
      <text:p text:style-name="P701">Tutte le proprietà del tipo base valgono insomma anche per i sottotipi. Bellissimo principio, ma...</text:p>
      <text:p text:style-name="P702">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text:s/><text:soft-page-break/>Liskov diventa interessante quando posso cambiare quello che quel metodo senza alterare la proprietà. In che modi poso fare questa cosa?</text:p>
      <text:list text:style-name="LFO15" text:continue-numbering="true">
        <text:list-item>
          <text:p text:style-name="P703">Mantengo la precondizione e la postcondizione ma modifico l'implementazione/azione che sta nel mezzo. Cambio S, ma P e Q le lascio uguali.</text:p>
        </text:list-item>
        <text:list-item>
          <text:p text:style-name="P704">Se mantengo S uguale invece? Beh, quello che voglio è che la Precondizione del padre implichi la Precondizione del figlio, e che la Postcondizione del figlio implichi la Postcondizione del padre. Quindi, si possono<text:s/><text:span text:style-name="T705">indebolire<text:s/></text:span>le precondizioni, e<text:s/><text:span text:style-name="T706">rafforzare<text:s/></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707">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8">PREderived = PREparent OR P</text:p>
      <text:p text:style-name="P709">POSTderived = POSTparent AND Q</text:p>
      <text:p text:style-name="P710">Se le pre e le post condizioni del figlio sono scritte così, siamo sicuri che il principio di Liskov venga rispettato.</text:p>
      <text:p text:style-name="P711">In Eiffel, si usa<text:s/><text:span text:style-name="T712">redefine<text:s/></text:span><text:s/>per fare l'override di una feature. Quando lo faccio, posso non scrivere nulla nelle pre e post condizioni, e in questo caso sono le stesse del padre. Se invece voglio metterne di nuove, devo usare<text:s/><text:span text:style-name="T713">require else</text:span><text:s/>(con condizioni aggiunge in OR a quelle del parent) e<text:s/><text:span text:style-name="T714">ensure then<text:s/></text:span>(con condizioni aggiunte in AND a quelle del parent).</text:p>
      <text:p text:style-name="P715"/>
      <text:p text:style-name="P716">ANY è l'apice della gerarchia delle classi in Eiffel. Quindi anche la nostra classe orologio erediterà i metodi di ANY (non quelli frozen, che è tipo il final di Java).</text:p>
      <text:p text:style-name="P717">Non posso ereditare una feature e renderla privata, se prima era pubblica.</text:p>
      <text:p text:style-name="P718">Non c'è “return” in Eiffel, ma Result, che è una variabile di tipo string a cui possiamo assegnare (:=) qualcosa, cehs arà il risultato di una feature metodo per esempio. Anche STRING_32 è una classe, e ha varie feature-metodi, tipo uno per avere la lunghezza.</text:p>
      <text:p text:style-name="P719">(CTRL+ space per completion)</text:p>
      <text:p text:style-name="P720">Tutto quello che abbiamo detto fino ad ora è vero nel mondo della logica. Ma quando poi andiamo ad implementare, diventa un casino.</text:p>
      <text:p text:style-name="P721">Deferred = abstract di Java (l'implementazione non c'è qui, l'ho differita a una mia sottoclasse).</text:p>
      <text:p text:style-name="P722"><text:span text:style-name="T723">Pre e post condizioni non ci impediscono di scrivere codice errato</text:span>.</text:p>
      <text:p text:style-name="P724"/>
      <text:p text:style-name="P725">Meyer, quando ha scritto Eiffel, ha detto: ci sono casi in cui il principio di Liskov è troppo stringente per poter essere rispettato (è il problema della covarianza).</text:p>
      <text:p text:style-name="P726">Immaginiamo di avere un animale. Questo animale mangia cibo. Normale no? Non si entra nei dettagli perché ci sono tanti animali che mangiano tante cose diverse.</text:p>
      <text:p text:style-name="P727">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8">Java è invariante, Sather sono controvarianti (il figlio si allarga), Eiffel è covariante. Ovvero, posso dire che la Mucca mangia Erba. Il risultato è che la Mucca non rispetta Liskov, perché la precondizione di Cibo viene ristretta a Erba.</text:p>
      <text:p text:style-name="P729">Vedi Animale e Mucca come classi, mentre Mangia come metodo e Cibo/Erba come argomenti, che<text:s/><text:soft-page-break/>andranno a finire nelle precondizioni.</text:p>
      <text:p text:style-name="P730"/>
      <text:p text:style-name="P731"/>
      <text:p text:style-name="P732">21/12/2021 – 23° Lezione</text:p>
      <text:p text:style-name="P733"/>
      <text:p text:style-name="P734">Terza e ultima lezione su Eiffel. Abbiamo parlato del contratto, poi dell'ereditarietà e oggi parliamo di un'altra cosa che, in latri linguaggi, è fatta in modo meno potente di Effel, ovvero: cosa avviene quando un contratto viene violato?</text:p>
      <text:p text:style-name="P735">VIOLAZIONI DEL CONTRATTO!!!</text:p>
      <text:p text:style-name="P736">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7">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8">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9">Ma come si gestiscono i fallimenti?</text:p>
      <text:p text:style-name="P740">Ebbene, Eiffel ha la cosiddetta modalità di “panico organizzato”, come Java. Nel panico organizzato, si catturano le eccezioni e si cerca di gestirle. Tipo scrivendo in un file di log le ragioni del fallimento, chiudendo risorse come socket e simili, etc..</text:p>
      <text:p text:style-name="P741">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742">[[Nella clausola create di una classe posso mettere più “costruttori”, tipo:</text:p>
      <text:p text:style-name="P743">create</text:p>
      <text:p text:style-name="P744"><text:tab/>make, make_with_current_time</text:p>
      <text:p text:style-name="P745">Usare l'eccezione come meccanismo di controllo del flusso è un grande errore, specialmente se abbiamo un contratto. Infatti, le eccezioni servono proprio a distinguere il flusso patologico da quello fisiologico.</text:p>
      <text:p text:style-name="P746">Definizione di correttezza di una feature pubblica f per Eiffel:</text:p>
      <text:p text:style-name="P747">{PRE_f and INV} body_f {POST_f and INV}</text:p>
      <text:p text:style-name="P748">{True} rescue_f {INV}</text:p>
      <text:p text:style-name="P749">{True} retry_f {INV and PRE_f}</text:p>
      <text:p text:style-name="P750">[[il check di pre- e post-condizioni è disabilitato all'interno di pre- e post-condizioni]].</text:p>
      <text:p text:style-name="P751">no_autophagy: f /= ({FOOD} [Current])</text:p>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2-01-07T12:08:00Z</dc:date>
    <meta:template xlink:href="Normal" xlink:type="simple"/>
    <meta:editing-cycles>977</meta:editing-cycles>
    <meta:editing-duration>PT183120S</meta:editing-duration>
    <meta:document-statistic meta:page-count="34" meta:paragraph-count="253" meta:word-count="18969" meta:character-count="126842" meta:row-count="901" meta:non-whitespace-character-count="108126"/>
  </office:meta>
</office:document-meta>
</file>